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officeooo:rsid="0001617b" officeooo:paragraph-rsid="0001617b" style:font-size-asian="12pt" style:font-size-complex="12pt"/>
    </style:style>
    <style:style style:name="T1" style:family="text">
      <style:text-properties officeooo:rsid="0001617b"/>
    </style:style>
    <style:style style:name="T2" style:family="text">
      <style:text-properties style:font-name="serif" fo:font-size="12pt"/>
    </style:style>
    <style:style style:name="T3" style:family="text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B Specification</text:p>
      <text:p text:style-name="P1"/>
      <text:p text:style-name="P1"/>
      <text:p text:style-name="P1">Objective of the Specification:- <text:span text:style-name="T1">T</text:span>he specification describes the bus attributes, the</text:p>
      <text:p text:style-name="P1">protocol definition, types of transactions, bus management, and the programming interface required to design and build systems and peripherals that are compliant with this standard.</text:p>
      <text:p text:style-name="P1"/>
      <text:p text:style-name="P1"><text:tab/>The specification is primarily targeted to peripheral developers and system OEMs, but provides valuable information for platform operating system/ BIOS/ device driver, adapter IHVs/ISVs, and platform/adapter controller vendors. This specification can be used for developing new products and associated softwar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2:36:16.398949321</meta:creation-date>
    <dc:date>2018-03-05T15:24:38.071584882</dc:date>
    <meta:editing-duration>PT2H33M11S</meta:editing-duration>
    <meta:editing-cycles>1</meta:editing-cycles>
    <meta:document-statistic meta:table-count="0" meta:image-count="0" meta:object-count="0" meta:page-count="1" meta:paragraph-count="4" meta:word-count="78" meta:character-count="594" meta:non-whitespace-character-count="519"/>
    <meta:generator>LibreOffice/4.2.8.2$Linux_X86_64 LibreOffice_project/420m0$Build-2</meta:generator>
  </office:meta>
</office:document-meta>
</file>